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verdana" svg:font-family="verdana, 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3" style:family="table">
      <style:table-properties style:width="7.5035in" fo:margin-left="0.0069in" table:align="left" style:writing-mode="lr-tb"/>
    </style:style>
    <style:style style:name="Table3.A" style:family="table-column">
      <style:table-column-properties style:column-width="2.9188in"/>
    </style:style>
    <style:style style:name="Table3.B" style:family="table-column">
      <style:table-column-properties style:column-width="1.9368in"/>
    </style:style>
    <style:style style:name="Table3.C" style:family="table-column">
      <style:table-column-properties style:column-width="2.6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1" style:family="table">
      <style:table-properties style:width="7.5208in" fo:margin-left="-0.0104in" table:align="left" style:writing-mode="lr-tb"/>
    </style:style>
    <style:style style:name="Table11.A" style:family="table-column">
      <style:table-column-properties style:column-width="2.9326in"/>
    </style:style>
    <style:style style:name="Table11.B" style:family="table-column">
      <style:table-column-properties style:column-width="1.9424in"/>
    </style:style>
    <style:style style:name="Table11.C" style:family="table-column">
      <style:table-column-properties style:column-width="2.645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1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12" style:family="table">
      <style:table-properties style:width="7.5035in" fo:margin-left="0.0069in" table:align="left" style:writing-mode="lr-tb"/>
    </style:style>
    <style:style style:name="Table12.A" style:family="table-column">
      <style:table-column-properties style:column-width="2.9188in"/>
    </style:style>
    <style:style style:name="Table12.B" style:family="table-column">
      <style:table-column-properties style:column-width="1.9368in"/>
    </style:style>
    <style:style style:name="Table12.C" style:family="table-column">
      <style:table-column-properties style:column-width="2.647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4" style:family="table">
      <style:table-properties style:width="7.5208in" fo:margin-left="-0.0104in" table:align="left" style:writing-mode="lr-tb"/>
    </style:style>
    <style:style style:name="Table4.A" style:family="table-column">
      <style:table-column-properties style:column-width="2.9326in"/>
    </style:style>
    <style:style style:name="Table4.B" style:family="table-column">
      <style:table-column-properties style:column-width="2.7076in"/>
    </style:style>
    <style:style style:name="Table4.C" style:family="table-column">
      <style:table-column-properties style:column-width="1.880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rsid="0046adda" officeooo:paragraph-rsid="00c7e5ae" style:font-size-asian="9pt" style:font-weight-asian="normal" style:font-size-complex="9pt" style:font-weight-complex="normal"/>
    </style:style>
    <style:style style:name="P3" style:family="paragraph" style:parent-style-name="Standard">
      <style:text-properties fo:color="#000000" loext:opacity="100%" style:font-name="Verdana1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officeooo:rsid="00c7e5ae" officeooo:paragraph-rsid="00c7e5ae" style:font-size-asian="9pt" style:font-size-complex="9pt"/>
    </style:style>
    <style:style style:name="P5" style:family="paragraph" style:parent-style-name="Standard">
      <style:text-properties fo:color="#000000" loext:opacity="100%" style:font-name="Verdana1" fo:font-size="9pt" officeooo:paragraph-rsid="00e48725" style:font-size-asian="9pt" style:font-size-complex="9pt"/>
    </style:style>
    <style:style style:name="P6" style:family="paragraph" style:parent-style-name="Standard">
      <style:paragraph-properties style:snap-to-layout-grid="false"/>
      <style:text-properties fo:color="#000000" loext:opacity="100%" style:font-name="Verdana1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fo:color="#000000" loext:opacity="100%" style:font-name="Verdana1" fo:font-size="9pt" officeooo:paragraph-rsid="00d21ced" style:font-size-asian="9pt" style:font-size-complex="9pt"/>
    </style:style>
    <style:style style:name="P8" style:family="paragraph" style:parent-style-name="Standard">
      <style:text-properties fo:color="#000000" loext:opacity="100%" style:font-name="Verdana1" fo:font-size="9pt" officeooo:paragraph-rsid="00e54ddf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officeooo:paragraph-rsid="002974dd" style:font-size-asian="9pt" style:font-size-complex="9pt"/>
    </style:style>
    <style:style style:name="P10" style:family="paragraph" style:parent-style-name="Standard">
      <style:text-properties fo:color="#000000" loext:opacity="100%" style:font-name="Verdana1" fo:font-size="9pt" officeooo:paragraph-rsid="009fd134" style:font-size-asian="9pt" style:font-size-complex="9pt"/>
    </style:style>
    <style:style style:name="P11" style:family="paragraph" style:parent-style-name="Standard">
      <style:paragraph-properties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c72ac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officeooo:rsid="00413262" officeooo:paragraph-rsid="00d4eb14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11c981e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rsid="0035d4a3" officeooo:paragraph-rsid="011c981e" style:font-size-asian="9pt" style:font-weight-asian="bold" style:font-size-complex="9pt" style:font-weight-complex="bold"/>
    </style:style>
    <style:style style:name="P20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d4eb14" officeooo:paragraph-rsid="00e48725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21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22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352e6c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23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officeooo:rsid="00d4eb14" officeooo:paragraph-rsid="00e48725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25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d10c9e" style:font-size-asian="9pt" style:font-weight-asian="bold" style:font-size-complex="9pt" style:font-weight-complex="bold"/>
    </style:style>
    <style:style style:name="P26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0d10c9e" officeooo:paragraph-rsid="00d10c9e" style:font-size-asian="9pt" style:font-weight-asian="bold" style:font-size-complex="9pt" style:font-weight-complex="bold"/>
    </style:style>
    <style:style style:name="P27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0d9d006" officeooo:paragraph-rsid="00d9d006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11e68a8" officeooo:paragraph-rsid="011e68a8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046adda" officeooo:paragraph-rsid="00a44121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0d9d006" officeooo:paragraph-rsid="00d9d006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11f38d3" officeooo:paragraph-rsid="011f38d3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0d10c9e" officeooo:paragraph-rsid="00d10c9e" style:font-size-asian="9pt" style:font-size-complex="9pt"/>
    </style:style>
    <style:style style:name="P34" style:family="paragraph" style:parent-style-name="Standard">
      <style:paragraph-properties style:snap-to-layout-grid="false"/>
      <style:text-properties officeooo:paragraph-rsid="00d80098"/>
    </style:style>
    <style:style style:name="P35" style:family="paragraph" style:parent-style-name="Standard">
      <style:text-properties fo:font-variant="small-caps" fo:color="#000000" loext:opacity="100%" style:font-name="Verdana1" fo:font-size="9pt" style:font-size-asian="9pt" style:font-size-complex="9pt"/>
    </style:style>
    <style:style style:name="P36" style:family="paragraph" style:parent-style-name="Standard">
      <style:text-properties fo:font-variant="small-caps" fo:color="#000000" loext:opacity="100%" style:font-name="Verdana1" fo:font-size="9pt" officeooo:paragraph-rsid="00e48725" style:font-size-asian="9pt" style:font-size-complex="9pt"/>
    </style:style>
    <style:style style:name="P37" style:family="paragraph" style:parent-style-name="Standard">
      <style:text-properties fo:font-variant="small-caps" fo:color="#000000" loext:opacity="100%" style:font-name="Verdana1" fo:font-size="9pt" officeooo:rsid="00f2b83d" officeooo:paragraph-rsid="00c4b99f" style:font-size-asian="9pt" style:font-size-complex="9pt"/>
    </style:style>
    <style:style style:name="P38" style:family="paragraph" style:parent-style-name="Standard">
      <style:text-properties fo:font-variant="small-caps" fo:color="#000000" loext:opacity="100%" style:font-name="Verdana1" fo:font-size="9pt" officeooo:paragraph-rsid="009fd134" style:font-size-asian="9pt" style:font-size-complex="9pt"/>
    </style:style>
    <style:style style:name="P39" style:family="paragraph" style:parent-style-name="Standard">
      <style:paragraph-properties fo:text-align="justify" style:justify-single-word="false" style:snap-to-layout-grid="false"/>
      <style:text-properties officeooo:paragraph-rsid="010a34ac"/>
    </style:style>
    <style:style style:name="P40" style:family="paragraph" style:parent-style-name="Standard">
      <style:paragraph-properties fo:text-align="justify" style:justify-single-word="false" style:snap-to-layout-grid="false"/>
      <style:text-properties officeooo:paragraph-rsid="002c72ac"/>
    </style:style>
    <style:style style:name="P41" style:family="paragraph" style:parent-style-name="Standard">
      <style:paragraph-properties fo:text-align="end" style:justify-single-word="false" style:snap-to-layout-grid="false"/>
      <style:text-properties officeooo:paragraph-rsid="011c981e"/>
    </style:style>
    <style:style style:name="P42" style:family="paragraph" style:parent-style-name="Standard">
      <style:paragraph-properties fo:text-align="end" style:justify-single-word="false" style:snap-to-layout-grid="false"/>
      <style:text-properties officeooo:paragraph-rsid="01352e6c"/>
    </style:style>
    <style:style style:name="P43" style:family="paragraph" style:parent-style-name="Standard">
      <style:text-properties officeooo:paragraph-rsid="00c4b99f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paragraph-rsid="00c4b99f"/>
    </style:style>
    <style:style style:name="P45" style:family="paragraph" style:parent-style-name="Standard">
      <style:paragraph-properties fo:text-align="center" style:justify-single-word="false" style:snap-to-layout-grid="false"/>
      <style:text-properties officeooo:paragraph-rsid="01352e6c"/>
    </style:style>
    <style:style style:name="P46" style:family="paragraph" style:parent-style-name="Standard">
      <style:text-properties officeooo:rsid="012f17db" officeooo:paragraph-rsid="011f83a9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Verdana1" fo:font-size="11pt" officeooo:paragraph-rsid="00413262" style:font-size-asian="11pt" style:font-size-complex="11pt"/>
    </style:style>
    <style:style style:name="P4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color="#000000" loext:opacity="100%" style:font-name="Verdana1" fo:font-size="9pt" fo:language="en" fo:country="US" officeooo:rsid="01311ae3" officeooo:paragraph-rsid="012f17db" style:font-name-asian="Times New Roman" style:font-size-asian="9pt" style:language-asian="zxx" style:country-asian="none" style:font-name-complex="Times New Roman" style:font-size-complex="9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color="#000000" loext:opacity="100%" style:font-name="Verdana1" fo:font-size="9pt" fo:language="en" fo:country="US" officeooo:rsid="01352e6c" officeooo:paragraph-rsid="01352e6c" style:font-name-asian="Times New Roman" style:font-size-asian="9pt" style:language-asian="zxx" style:country-asian="none" style:font-name-complex="Times New Roman" style:font-size-complex="9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.5in" fo:margin-right="0in" fo:margin-top="0in" fo:margin-bottom="0in" style:contextual-spacing="false" fo:text-indent="-0.25in" style:auto-text-indent="false"/>
      <style:text-properties fo:color="#000000" loext:opacity="100%" style:font-name="Verdana1" fo:font-size="10pt" officeooo:rsid="00702cf7" officeooo:paragraph-rsid="00e48725" style:font-size-asian="10pt" style:font-size-complex="10pt"/>
    </style:style>
    <style:style style:name="P5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f88afe" style:font-size-asian="10.5pt" style:font-size-complex="10.5pt"/>
    </style:style>
    <style:style style:name="P5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e69b99" style:font-size-asian="10.5pt" style:font-size-complex="10.5pt"/>
    </style:style>
    <style:style style:name="P5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0f80d06" officeooo:paragraph-rsid="010491be" style:font-size-asian="9pt" style:font-size-complex="9pt"/>
    </style:style>
    <style:style style:name="P5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08c1bd" officeooo:paragraph-rsid="012d720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5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0fb5ee2"/>
    </style:style>
    <style:style style:name="P5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3a6b3"/>
    </style:style>
    <style:style style:name="P5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3ef2"/>
    </style:style>
    <style:style style:name="P5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91be"/>
    </style:style>
    <style:style style:name="P59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5d880"/>
    </style:style>
    <style:style style:name="P60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64d18"/>
    </style:style>
    <style:style style:name="P6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8c1bd"/>
    </style:style>
    <style:style style:name="P6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c2bcb"/>
    </style:style>
    <style:style style:name="P6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15cc13"/>
    </style:style>
    <style:style style:name="P6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1f83a9"/>
    </style:style>
    <style:style style:name="P6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1f83a9" officeooo:paragraph-rsid="011f83a9"/>
    </style:style>
    <style:style style:name="P6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 fo:break-before="page"/>
      <style:text-properties fo:color="#000000" loext:opacity="100%" style:font-name="Verdana1" fo:font-size="9pt" officeooo:paragraph-rsid="010491be" style:font-size-asian="9pt" style:font-size-complex="9pt"/>
    </style:style>
    <style:style style:name="P67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0e48725" style:font-size-asian="9pt" style:font-size-complex="9pt"/>
    </style:style>
    <style:style style:name="P68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Verdana1" fo:font-size="9pt" style:font-size-asian="9pt" style:font-size-complex="9pt"/>
    </style:style>
    <style:style style:name="P69" style:family="paragraph" style:parent-style-name="Title">
      <style:paragraph-properties fo:margin-top="0in" fo:margin-bottom="0in" style:contextual-spacing="false"/>
      <style:text-properties officeooo:paragraph-rsid="00d857d9"/>
    </style:style>
    <style:style style:name="P70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71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7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1352e6c" style:font-size-asian="11pt" style:font-size-complex="11pt"/>
    </style:style>
    <style:style style:name="P73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02974dd" style:font-size-asian="11pt" style:font-size-complex="11pt"/>
    </style:style>
    <style:style style:name="P74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P75" style:family="paragraph" style:parent-style-name="Standard">
      <style:text-properties fo:color="#000000" loext:opacity="100%" style:font-name="Verdana1" fo:font-size="9pt" officeooo:rsid="00f5e1c3" officeooo:paragraph-rsid="01352e6c" style:font-size-asian="9pt" style:font-size-complex="9pt"/>
    </style:style>
    <style:style style:name="P76" style:family="paragraph" style:parent-style-name="Standard" style:list-style-name="WW8Num3">
      <style:paragraph-properties fo:margin-left="0.5in" fo:margin-right="0in" fo:margin-top="0in" fo:margin-bottom="0in" style:contextual-spacing="false" fo:text-indent="-0.25in" style:auto-text-indent="false"/>
      <style:text-properties fo:color="#000000" loext:opacity="100%" style:font-name="Verdana1" fo:font-size="9pt" officeooo:rsid="001eee45" officeooo:paragraph-rsid="00c31380" style:font-size-asian="9pt" style:font-size-complex="9pt"/>
    </style:style>
    <style:style style:name="T1" style:family="text">
      <style:text-properties fo:color="#000000" loext:opacity="100%" style:font-name="Verdana1"/>
    </style:style>
    <style:style style:name="T2" style:family="text">
      <style:text-properties fo:color="#000000" loext:opacity="100%" style:font-name="Verdana1" fo:font-size="11pt" style:font-size-asian="11pt" style:font-size-complex="11pt"/>
    </style:style>
    <style:style style:name="T3" style:family="text">
      <style:text-properties fo:color="#000000" loext:opacity="100%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5" style:family="text">
      <style:text-properties fo:color="#000000" loext:opacity="100%" style:font-name="Verdana1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loext:opacity="100%" style:font-name="Verdana1" fo:font-size="9pt" fo:font-weight="normal" officeooo:rsid="00f80d06" style:font-size-asian="9pt" style:font-weight-asian="normal" style:font-size-complex="9pt" style:font-weight-complex="normal"/>
    </style:style>
    <style:style style:name="T7" style:family="text">
      <style:text-properties fo:color="#000000" loext:opacity="100%" style:font-name="Verdana1" fo:font-size="9pt" fo:font-weight="normal" officeooo:rsid="0056ec34" style:font-size-asian="9pt" style:font-weight-asian="normal" style:font-size-complex="9pt" style:font-weight-complex="normal"/>
    </style:style>
    <style:style style:name="T8" style:family="text">
      <style:text-properties fo:color="#000000" loext:opacity="100%" style:font-name="Verdana1" fo:font-size="9pt" fo:font-weight="normal" officeooo:rsid="011e68a8" style:font-size-asian="9pt" style:font-weight-asian="normal" style:font-size-complex="9pt" style:font-weight-complex="normal"/>
    </style:style>
    <style:style style:name="T9" style:family="text">
      <style:text-properties fo:color="#000000" loext:opacity="100%" style:font-name="Verdana1" fo:font-size="9pt" fo:font-weight="normal" officeooo:rsid="00dbd22b" style:font-size-asian="9pt" style:font-weight-asian="normal" style:font-size-complex="9pt" style:font-weight-complex="normal"/>
    </style:style>
    <style:style style:name="T10" style:family="text">
      <style:text-properties fo:color="#000000" loext:opacity="100%" style:font-name="Verdana1" fo:font-size="9pt" style:font-size-asian="9pt" style:font-size-complex="9pt"/>
    </style:style>
    <style:style style:name="T11" style:family="text">
      <style:text-properties fo:color="#000000" loext:opacity="100%" style:font-name="Verdana1" fo:font-size="9pt" officeooo:rsid="00f2b83d" style:font-size-asian="9pt" style:font-size-complex="9pt"/>
    </style:style>
    <style:style style:name="T12" style:family="text">
      <style:text-properties fo:color="#000000" loext:opacity="100%" style:font-name="Verdana1" fo:font-size="9pt" officeooo:rsid="00f5e1c3" style:font-size-asian="9pt" style:font-size-complex="9pt"/>
    </style:style>
    <style:style style:name="T13" style:family="text">
      <style:text-properties fo:color="#000000" loext:opacity="100%" style:font-name="Verdana1" fo:font-size="9pt" officeooo:rsid="00f6b642" style:font-size-asian="9pt" style:font-size-complex="9pt"/>
    </style:style>
    <style:style style:name="T14" style:family="text">
      <style:text-properties fo:color="#000000" loext:opacity="100%" style:font-name="Verdana1" fo:font-size="9pt" officeooo:rsid="00f9a49d" style:font-size-asian="9pt" style:font-size-complex="9pt"/>
    </style:style>
    <style:style style:name="T15" style:family="text">
      <style:text-properties fo:color="#000000" loext:opacity="100%" style:font-name="Verdana1" fo:font-size="9pt" officeooo:rsid="010491be" style:font-size-asian="9pt" style:font-size-complex="9pt"/>
    </style:style>
    <style:style style:name="T16" style:family="text">
      <style:text-properties fo:color="#000000" loext:opacity="100%" style:font-name="Verdana1" fo:font-size="9pt" officeooo:rsid="00f80d06" style:font-size-asian="9pt" style:font-size-complex="9pt"/>
    </style:style>
    <style:style style:name="T17" style:family="text">
      <style:text-properties fo:color="#000000" loext:opacity="100%" style:font-name="Verdana1" fo:font-size="9pt" officeooo:rsid="0105d880" style:font-size-asian="9pt" style:font-size-complex="9pt"/>
    </style:style>
    <style:style style:name="T18" style:family="text">
      <style:text-properties fo:color="#000000" loext:opacity="100%" style:font-name="Verdana1" fo:font-size="9pt" officeooo:rsid="01064d18" style:font-size-asian="9pt" style:font-size-complex="9pt"/>
    </style:style>
    <style:style style:name="T19" style:family="text">
      <style:text-properties fo:color="#000000" loext:opacity="100%" style:font-name="Verdana1" fo:font-size="9pt" officeooo:rsid="01071b2d" style:font-size-asian="9pt" style:font-size-complex="9pt"/>
    </style:style>
    <style:style style:name="T20" style:family="text">
      <style:text-properties fo:color="#000000" loext:opacity="100%" style:font-name="Verdana1" fo:font-size="9pt" officeooo:rsid="010bcf11" style:font-size-asian="9pt" style:font-size-complex="9pt"/>
    </style:style>
    <style:style style:name="T21" style:family="text">
      <style:text-properties fo:color="#000000" loext:opacity="100%" style:font-name="Verdana1" fo:font-size="9pt" officeooo:rsid="0111c5e8" style:font-size-asian="9pt" style:font-size-complex="9pt"/>
    </style:style>
    <style:style style:name="T22" style:family="text">
      <style:text-properties fo:color="#000000" loext:opacity="100%" style:font-name="Verdana1" fo:font-size="9pt" officeooo:rsid="01133ba6" style:font-size-asian="9pt" style:font-size-complex="9pt"/>
    </style:style>
    <style:style style:name="T23" style:family="text">
      <style:text-properties fo:color="#000000" loext:opacity="100%" style:font-name="Verdana1" fo:font-size="9pt" officeooo:rsid="0115cc13" style:font-size-asian="9pt" style:font-size-complex="9pt"/>
    </style:style>
    <style:style style:name="T24" style:family="text">
      <style:text-properties fo:color="#000000" loext:opacity="100%" style:font-name="Verdana1" fo:font-size="9pt" officeooo:rsid="01165a9d" style:font-size-asian="9pt" style:font-size-complex="9pt"/>
    </style:style>
    <style:style style:name="T25" style:family="text">
      <style:text-properties fo:color="#000000" loext:opacity="100%" style:font-name="Verdana1" fo:font-size="9pt" officeooo:rsid="0117581d" style:font-size-asian="9pt" style:font-size-complex="9pt"/>
    </style:style>
    <style:style style:name="T26" style:family="text">
      <style:text-properties fo:color="#000000" loext:opacity="100%" style:font-name="Verdana1" fo:font-size="9pt" officeooo:rsid="0098a64e" style:font-size-asian="9pt" style:font-size-complex="9pt"/>
    </style:style>
    <style:style style:name="T27" style:family="text">
      <style:text-properties fo:color="#000000" loext:opacity="100%" style:font-name="Verdana1" fo:font-size="9pt" officeooo:rsid="011f83a9" style:font-size-asian="9pt" style:font-size-complex="9pt"/>
    </style:style>
    <style:style style:name="T28" style:family="text">
      <style:text-properties fo:color="#000000" loext:opacity="100%" style:font-name="Verdana1" fo:font-size="9pt" officeooo:rsid="012c144d" style:font-size-asian="9pt" style:font-size-complex="9pt"/>
    </style:style>
    <style:style style:name="T29" style:family="text">
      <style:text-properties fo:color="#000000" loext:opacity="100%" style:font-name="Verdana1" fo:font-size="9pt" fo:language="en" fo:country="US" officeooo:rsid="00ef4ad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0" style:family="text">
      <style:text-properties fo:color="#000000" loext:opacity="100%" style:font-name="Verdana1" fo:font-size="9pt" fo:language="en" fo:country="US" officeooo:rsid="00f2b83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1" style:family="text">
      <style:text-properties fo:color="#000000" loext:opacity="100%" style:font-name="Verdana1" fo:font-size="9pt" fo:language="en" fo:country="US" officeooo:rsid="00f47c7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2" style:family="text">
      <style:text-properties fo:color="#000000" loext:opacity="100%" style:font-name="Verdana1" fo:font-size="9pt" fo:language="en" fo:country="US" officeooo:rsid="00f5e1c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3" style:family="text">
      <style:text-properties fo:color="#000000" loext:opacity="100%" style:font-name="Verdana1" fo:font-size="9pt" fo:language="en" fo:country="US" officeooo:rsid="00f6b64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4" style:family="text">
      <style:text-properties fo:color="#000000" loext:opacity="100%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5" style:family="text">
      <style:text-properties fo:color="#000000" loext:opacity="100%" style:font-name="Verdana1" fo:font-size="9pt" fo:language="en" fo:country="US" officeooo:rsid="00f91e37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6" style:family="text">
      <style:text-properties fo:color="#000000" loext:opacity="100%" style:font-name="Verdana1" fo:font-size="9pt" fo:language="en" fo:country="US" officeooo:rsid="00f9a49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7" style:family="text">
      <style:text-properties fo:color="#000000" loext:opacity="100%" style:font-name="Verdana1" fo:font-size="9pt" fo:language="en" fo:country="US" officeooo:rsid="00faa609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8" style:family="text">
      <style:text-properties fo:color="#000000" loext:opacity="100%" style:font-name="Verdana1" fo:font-size="9pt" fo:language="en" fo:country="US" officeooo:rsid="00fb5ee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39" style:family="text">
      <style:text-properties fo:color="#000000" loext:opacity="100%" style:font-name="Verdana1" fo:font-size="9pt" fo:language="en" fo:country="US" officeooo:rsid="00feb94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0" style:family="text">
      <style:text-properties fo:color="#000000" loext:opacity="100%" style:font-name="Verdana1" fo:font-size="9pt" fo:language="en" fo:country="US" officeooo:rsid="0100237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1" style:family="text">
      <style:text-properties fo:color="#000000" loext:opacity="100%" style:font-name="Verdana1" fo:font-size="9pt" fo:language="en" fo:country="US" officeooo:rsid="0103a6b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loext:opacity="100%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loext:opacity="100%" style:font-name="Verdana1" fo:font-size="9pt" fo:language="en" fo:country="US" officeooo:rsid="010491b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fo:color="#000000" loext:opacity="100%" style:font-name="Verdana1" fo:font-size="9pt" fo:language="en" fo:country="US" officeooo:rsid="008df7f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5" style:family="text">
      <style:text-properties fo:color="#000000" loext:opacity="100%" style:font-name="Verdana1" fo:font-size="9pt" fo:language="en" fo:country="US" officeooo:rsid="00f80d0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fo:color="#000000" loext:opacity="100%" style:font-name="Verdana1" fo:font-size="9pt" fo:language="en" fo:country="US" officeooo:rsid="0105d88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7" style:family="text">
      <style:text-properties fo:color="#000000" loext:opacity="100%" style:font-name="Verdana1" fo:font-size="9pt" fo:language="en" fo:country="US" officeooo:rsid="010619e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8" style:family="text">
      <style:text-properties fo:color="#000000" loext:opacity="100%" style:font-name="Verdana1" fo:font-size="9pt" fo:language="en" fo:country="US" officeooo:rsid="01064d1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9" style:family="text">
      <style:text-properties fo:color="#000000" loext:opacity="100%" style:font-name="Verdana1" fo:font-size="9pt" fo:language="en" fo:country="US" officeooo:rsid="0108c1b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0" style:family="text">
      <style:text-properties fo:color="#000000" loext:opacity="100%" style:font-name="Verdana1" fo:font-size="9pt" fo:language="en" fo:country="US" officeooo:rsid="010a34ac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fo:color="#000000" loext:opacity="100%" style:font-name="Verdana1" fo:font-size="9pt" fo:language="en" fo:country="US" officeooo:rsid="010bcf1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2" style:family="text">
      <style:text-properties fo:color="#000000" loext:opacity="100%" style:font-name="Verdana1" fo:font-size="9pt" fo:language="en" fo:country="US" officeooo:rsid="010c2bcb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style:font-name="Verdana1" fo:font-size="9pt" fo:language="en" fo:country="US" officeooo:rsid="010dd177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4" style:family="text">
      <style:text-properties fo:color="#000000" loext:opacity="100%" style:font-name="Verdana1" fo:font-size="9pt" fo:language="en" fo:country="US" officeooo:rsid="0111c5e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5" style:family="text">
      <style:text-properties fo:color="#000000" loext:opacity="100%" style:font-name="Verdana1" fo:font-size="9pt" fo:language="en" fo:country="US" officeooo:rsid="0113c65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6" style:family="text">
      <style:text-properties fo:color="#000000" loext:opacity="100%" style:font-name="Verdana1" fo:font-size="9pt" fo:language="en" fo:country="US" officeooo:rsid="011575a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7" style:family="text">
      <style:text-properties fo:color="#000000" loext:opacity="100%" style:font-name="Verdana1" fo:font-size="9pt" fo:language="en" fo:country="US" officeooo:rsid="0115cc1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8" style:family="text">
      <style:text-properties fo:color="#000000" loext:opacity="100%" style:font-name="Verdana1" fo:font-size="9pt" fo:language="en" fo:country="US" officeooo:rsid="01165a9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9" style:family="text">
      <style:text-properties fo:color="#000000" loext:opacity="100%" style:font-name="Verdana1" fo:font-size="9pt" fo:language="en" fo:country="US" officeooo:rsid="01180b65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0" style:family="text">
      <style:text-properties fo:color="#000000" loext:opacity="100%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1" style:family="text">
      <style:text-properties fo:color="#000000" loext:opacity="100%" style:font-name="Verdana1" fo:font-size="9pt" fo:language="en" fo:country="US" officeooo:rsid="011ac5d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2" style:family="text">
      <style:text-properties fo:color="#000000" loext:opacity="100%" style:font-name="Verdana1" fo:font-size="9pt" fo:language="en" fo:country="US" officeooo:rsid="0129679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3" style:family="text">
      <style:text-properties fo:color="#000000" loext:opacity="100%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4" style:family="text">
      <style:text-properties fo:color="#000000" loext:opacity="100%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5" style:family="text">
      <style:text-properties fo:color="#000000" loext:opacity="100%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6" style:family="text">
      <style:text-properties fo:color="#000000" loext:opacity="100%" style:font-name="Verdana1" fo:font-size="9pt" fo:language="en" fo:country="US" fo:font-style="normal" fo:font-weight="normal" officeooo:rsid="0108c1bd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7" style:family="text">
      <style:text-properties fo:color="#000000" loext:opacity="100%" style:font-name="Verdana1" fo:font-size="9pt" fo:language="en" fo:country="US" fo:font-weight="bold" officeooo:rsid="00f47c7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8" style:family="text">
      <style:text-properties fo:color="#000000" loext:opacity="100%" style:font-name="Verdana1" fo:font-size="9pt" fo:language="en" fo:country="US" fo:font-weight="bold" officeooo:rsid="00f5e1c3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9" style:family="text">
      <style:text-properties fo:color="#000000" loext:opacity="100%" style:font-name="Verdana1" fo:font-size="9pt" fo:language="en" fo:country="US" fo:font-weight="bold" officeooo:rsid="00f88af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0" style:family="text">
      <style:text-properties fo:color="#000000" loext:opacity="100%" style:font-name="Verdana1" fo:font-size="9pt" fo:language="en" fo:country="US" fo:font-weight="bold" officeooo:rsid="00f91e37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1" style:family="text">
      <style:text-properties fo:color="#000000" loext:opacity="100%" style:font-name="Verdana1" fo:font-size="9pt" fo:language="en" fo:country="US" fo:font-weight="bold" officeooo:rsid="00f6b642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2" style:family="text">
      <style:text-properties fo:color="#000000" loext:opacity="100%" style:font-name="Verdana1" fo:font-size="9pt" fo:language="en" fo:country="US" fo:font-weight="bold" officeooo:rsid="011575a2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3" style:family="text">
      <style:text-properties fo:color="#000000" loext:opacity="100%" style:font-name="Verdana1" fo:font-size="9pt" fo:language="en" fo:country="US" fo:font-weight="bold" officeooo:rsid="009fd13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4" style:family="text">
      <style:text-properties fo:color="#000000" loext:opacity="100%" style:font-name="Verdana1" fo:font-size="9pt" fo:language="en" fo:country="US" fo:font-weight="bold" officeooo: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75" style:family="text">
      <style:text-properties fo:color="#000000" loext:opacity="100%" style:font-name="Verdana1" fo:font-size="9pt" fo:language="en" fo:country="US" fo:font-weight="normal" officeooo:rsid="011dfb8a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6" style:family="text">
      <style:text-properties fo:color="#000000" loext:opacity="100%" style:font-name="Verdana1" fo:font-size="9pt" fo:language="en" fo:country="US" fo:font-weight="normal" officeooo:rsid="00dbd22b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7" style:family="text">
      <style:text-properties fo:color="#000000" loext:opacity="100%" style:font-name="Verdana1" fo:font-size="9pt" fo:language="en" fo:country="US" fo:font-weight="normal" officeooo:rsid="011e68a8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8" style:family="text">
      <style:text-properties fo:color="#000000" loext:opacity="100%" style:font-name="Verdana1" fo:font-size="9pt" fo:language="en" fo:country="US" fo:font-weight="normal" officeooo:rsid="0127c0ff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9" style:family="text">
      <style:text-properties fo:color="#000000" loext:opacity="100%" style:font-name="Verdana1" fo:font-size="9pt" fo:language="en" fo:country="US" fo:font-weight="normal" officeooo:rsid="01352e6c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0" style:family="text">
      <style:text-properties fo:color="#000000" loext:opacity="100%" style:font-name="Verdana1" fo:font-size="9pt" fo:language="en" fo:country="US" fo:font-weight="normal" officeooo:rsid="01362930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1" style:family="text">
      <style:text-properties fo:color="#000000" loext:opacity="100%" style:font-name="Verdana1" fo:font-size="9pt" fo:font-weight="bold" officeooo:rsid="00f5e1c3" style:font-size-asian="9pt" style:font-weight-asian="bold" style:font-size-complex="9pt" style:font-weight-complex="bold"/>
    </style:style>
    <style:style style:name="T82" style:family="text">
      <style:text-properties fo:color="#000000" loext:opacity="100%" style:font-name="Verdana1" fo:font-size="9pt" fo:font-weight="bold" officeooo:rsid="00feb94d" style:font-size-asian="9pt" style:font-weight-asian="bold" style:font-size-complex="9pt" style:font-weight-complex="bold"/>
    </style:style>
    <style:style style:name="T83" style:family="text">
      <style:text-properties fo:color="#000000" loext:opacity="100%" style:font-name="Verdana1" fo:font-size="9pt" fo:font-weight="bold" officeooo:rsid="010491be" style:font-size-asian="9pt" style:font-weight-asian="bold" style:font-size-complex="9pt" style:font-weight-complex="bold"/>
    </style:style>
    <style:style style:name="T84" style:family="text">
      <style:text-properties fo:color="#000000" loext:opacity="100%" style:font-name="Verdana1" fo:font-size="9pt" fo:font-weight="bold" officeooo:rsid="0035d4a3" style:font-size-asian="9pt" style:font-weight-asian="bold" style:font-size-complex="9pt" style:font-weight-complex="bold"/>
    </style:style>
    <style:style style:name="T85" style:family="text">
      <style:text-properties fo:color="#000000" loext:opacity="100%" style:font-name="Verdana1" fo:font-size="9pt" fo:font-weight="bold" officeooo:rsid="011dfb8a" style:font-size-asian="9pt" style:font-weight-asian="bold" style:font-size-complex="9pt" style:font-weight-complex="bold"/>
    </style:style>
    <style:style style:name="T86" style:family="text">
      <style:text-properties fo:color="#000000" loext:opacity="100%" style:font-name="Verdana1" fo:font-size="9pt" fo:font-weight="bold" officeooo:rsid="00413262" style:font-size-asian="9pt" style:font-weight-asian="bold" style:font-size-complex="9pt" style:font-weight-complex="bold"/>
    </style:style>
    <style:style style:name="T87" style:family="text">
      <style:text-properties fo:color="#000000" loext:opacity="100%" style:font-name="Verdana1" fo:font-size="9pt" fo:font-weight="bold" officeooo:rsid="011f83a9" style:font-size-asian="9pt" style:font-weight-asian="bold" style:font-size-complex="9pt" style:font-weight-complex="bold"/>
    </style:style>
    <style:style style:name="T88" style:family="text">
      <style:text-properties fo:color="#000000" loext:opacity="100%" style:font-name="Verdana1" fo:font-size="9pt" fo:font-weight="bold" officeooo:rsid="01352e6c" style:font-size-asian="9pt" style:font-weight-asian="bold" style:font-size-complex="9pt" style:font-weight-complex="bold"/>
    </style:style>
    <style:style style:name="T89" style:family="text">
      <style:text-properties fo:color="#000000" loext:opacity="100%" style:font-name="Verdana1" fo:font-size="15pt" officeooo:rsid="0094443e" style:font-size-asian="15pt" style:font-size-complex="15pt"/>
    </style:style>
    <style:style style:name="T90" style:family="text">
      <style:text-properties fo:color="#000000" loext:opacity="100%" style:font-name="Verdana1" fo:font-size="10pt" style:text-underline-style="none" fo:font-weight="bold" officeooo:rsid="00d80098" style:font-size-asian="10pt" style:font-weight-asian="bold" style:font-size-complex="10pt" style:font-weight-complex="bold"/>
    </style:style>
    <style:style style:name="T91" style:family="text">
      <style:text-properties fo:color="#000000" loext:opacity="100%" style:font-name="Verdana1" fo:font-size="10pt" fo:font-weight="bold" style:font-size-asian="10pt" style:font-weight-asian="bold" style:font-size-complex="10pt" style:font-weight-complex="bold"/>
    </style:style>
    <style:style style:name="T92" style:family="text">
      <style:text-properties fo:color="#000000" loext:opacity="100%" style:font-name="Verdana1" fo:font-size="10pt" fo:font-weight="bold" officeooo:rsid="013359bd" style:font-size-asian="10pt" style:font-weight-asian="bold" style:font-size-complex="10pt" style:font-weight-complex="bold"/>
    </style:style>
    <style:style style:name="T93" style:family="text">
      <style:text-properties fo:color="#000000" loext:opacity="100%" style:font-name="Verdana1" fo:font-size="10pt" fo:language="en" fo:country="US" fo:font-weight="bold" officeooo:rsid="01333f1c" style:font-name-asian="Lucida Sans Unicode1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94" style:family="text">
      <style:text-properties fo:color="#000000" loext:opacity="100%" style:font-name="Verdana1" fo:font-size="10pt" fo:language="en" fo:country="US" fo:font-weight="bold" officeooo:rsid="013359bd" style:font-name-asian="Lucida Sans Unicode1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95" style:family="text">
      <style:text-properties fo:color="#000000" loext:opacity="100%" style:font-name="Verdana1" fo:font-size="14pt" fo:font-weight="bold" style:font-size-asian="14pt" style:font-weight-asian="bold" style:font-size-complex="14pt" style:font-weight-complex="bold"/>
    </style:style>
    <style:style style:name="T96" style:family="text">
      <style:text-properties fo:color="#000000" loext:opacity="100%" style:font-name="Verdana1" officeooo:rsid="0098a64e"/>
    </style:style>
    <style:style style:name="T97" style:family="text">
      <style:text-properties fo:color="#000000" loext:opacity="100%" style:font-name="Verdana1" officeooo:rsid="00c4b99f"/>
    </style:style>
    <style:style style:name="T98" style:family="text">
      <style:text-properties fo:color="#000000" loext:opacity="100%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99" style:family="text">
      <style:text-properties fo:color="#000000" loext:opacity="100%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100" style:family="text">
      <style:text-properties fo:color="#000000" loext:opacity="100%" style:font-name="Verdana1" fo:language="en" fo:country="US" officeooo:rsid="00e7eef7" style:font-name-asian="Times New Roman" style:language-asian="zxx" style:country-asian="none" style:font-name-complex="Times New Roman" style:language-complex="ar" style:country-complex="SA"/>
    </style:style>
    <style:style style:name="T101" style:family="text">
      <style:text-properties fo:color="#000000" loext:opacity="100%" style:font-name="Verdana1" fo:language="en" fo:country="US" officeooo:rsid="011f83a9" style:font-name-asian="Times New Roman" style:language-asian="zxx" style:country-asian="none" style:font-name-complex="Times New Roman" style:language-complex="ar" style:country-complex="SA"/>
    </style:style>
    <style:style style:name="T102" style:family="text">
      <style:text-properties fo:font-variant="small-caps"/>
    </style:style>
    <style:style style:name="T103" style:family="text">
      <style:text-properties fo:font-variant="small-caps" officeooo:rsid="00e48725"/>
    </style:style>
    <style:style style:name="T104" style:family="text">
      <style:text-properties fo:font-variant="small-caps" officeooo:rsid="011dfb8a"/>
    </style:style>
    <style:style style:name="T105" style:family="text">
      <style:text-properties fo:font-variant="small-caps" fo:color="#000000" loext:opacity="100%" style:font-name="Verdana1" fo:font-size="9pt" style:font-size-asian="9pt" style:font-size-complex="9pt"/>
    </style:style>
    <style:style style:name="T106" style:family="text">
      <style:text-properties fo:font-variant="small-caps" fo:color="#000000" loext:opacity="100%" style:font-name="Verdana1" fo:font-size="9pt" officeooo:rsid="011dfb8a" style:font-size-asian="9pt" style:font-size-complex="9pt"/>
    </style:style>
    <style:style style:name="T107" style:family="text">
      <style:text-properties fo:font-variant="small-caps" fo:color="#000000" loext:opacity="100%" style:font-name="Verdana1" fo:font-size="9pt" officeooo:rsid="011f83a9" style:font-size-asian="9pt" style:font-size-complex="9pt"/>
    </style:style>
    <style:style style:name="T108" style:family="text">
      <style:text-properties officeooo:rsid="001eee45"/>
    </style:style>
    <style:style style:name="T109" style:family="text">
      <style:text-properties officeooo:rsid="00413262"/>
    </style:style>
    <style:style style:name="T110" style:family="text">
      <style:text-properties officeooo:rsid="00542692"/>
    </style:style>
    <style:style style:name="T111" style:family="text">
      <style:text-properties officeooo:rsid="00558bb9"/>
    </style:style>
    <style:style style:name="T112" style:family="text">
      <style:text-properties fo:font-weight="normal" officeooo:rsid="011c981e" style:font-weight-asian="normal" style:font-weight-complex="normal"/>
    </style:style>
    <style:style style:name="T113" style:family="text">
      <style:text-properties officeooo:rsid="00605ee9"/>
    </style:style>
    <style:style style:name="T114" style:family="text">
      <style:text-properties officeooo:rsid="00640231"/>
    </style:style>
    <style:style style:name="T115" style:family="text">
      <style:text-properties officeooo:rsid="00796f3e"/>
    </style:style>
    <style:style style:name="T116" style:family="text">
      <style:text-properties officeooo:rsid="008e5568"/>
    </style:style>
    <style:style style:name="T117" style:family="text">
      <style:text-properties officeooo:rsid="0098a64e"/>
    </style:style>
    <style:style style:name="T118" style:family="text">
      <style:text-properties fo:color="#0000cc" loext:opacity="100%" style:font-name="Verdana" fo:font-size="9pt" style:text-underline-style="none" style:font-size-asian="9pt" style:font-size-complex="9pt"/>
    </style:style>
    <style:style style:name="T119" style:family="text">
      <style:text-properties officeooo:rsid="00b4f557"/>
    </style:style>
    <style:style style:name="T120" style:family="text">
      <style:text-properties officeooo:rsid="00c31380"/>
    </style:style>
    <style:style style:name="T121" style:family="text">
      <style:text-properties fo:font-style="italic" officeooo:rsid="00c31380" style:font-style-asian="italic" style:font-style-complex="italic"/>
    </style:style>
    <style:style style:name="T122" style:family="text">
      <style:text-properties fo:font-style="italic" officeooo:rsid="0092e5d0" style:font-style-asian="italic" style:font-style-complex="italic"/>
    </style:style>
    <style:style style:name="T123" style:family="text">
      <style:text-properties officeooo:rsid="0092e5d0"/>
    </style:style>
    <style:style style:name="T124" style:family="text">
      <style:text-properties officeooo:rsid="00c4b99f"/>
    </style:style>
    <style:style style:name="T125" style:family="text">
      <style:text-properties officeooo:rsid="00c5a47c"/>
    </style:style>
    <style:style style:name="T126" style:family="text">
      <style:text-properties officeooo:rsid="00c7e5ae"/>
    </style:style>
    <style:style style:name="T127" style:family="text">
      <style:text-properties officeooo:rsid="00cb9a3a"/>
    </style:style>
    <style:style style:name="T128" style:family="text">
      <style:text-properties officeooo:rsid="00cf3342"/>
    </style:style>
    <style:style style:name="T129" style:family="text">
      <style:text-properties officeooo:rsid="00cfd9ec"/>
    </style:style>
    <style:style style:name="T130" style:family="text">
      <style:text-properties officeooo:rsid="00d21ced"/>
    </style:style>
    <style:style style:name="T131" style:family="text">
      <style:text-properties officeooo:rsid="00d9d006"/>
    </style:style>
    <style:style style:name="T132" style:family="text">
      <style:text-properties officeooo:rsid="00df90c0"/>
    </style:style>
    <style:style style:name="T133" style:family="text">
      <style:text-properties officeooo:rsid="00e48725"/>
    </style:style>
    <style:style style:name="T134" style:family="text">
      <style:text-properties fo:font-variant="normal" fo:text-transform="none" fo:color="#000000" loext:opacity="100%" style:font-name="verdana" fo:font-size="9pt" fo:letter-spacing="normal" fo:font-style="normal" fo:font-weight="normal" officeooo:rsid="0042b3f9" style:font-size-asian="9pt" style:font-weight-asian="normal" style:font-size-complex="9pt" style:font-weight-complex="normal"/>
    </style:style>
    <style:style style:name="T135" style:family="text">
      <style:text-properties fo:font-variant="normal" fo:text-transform="none" fo:color="#000000" loext:opacity="100%" style:font-name="verdana" fo:font-size="9pt" fo:letter-spacing="normal" fo:font-style="normal" fo:font-weight="normal" officeooo:rsid="010a34ac" style:font-size-asian="9pt" style:font-weight-asian="normal" style:font-size-complex="9pt" style:font-weight-complex="normal"/>
    </style:style>
    <style:style style:name="T136" style:family="text">
      <style:text-properties fo:font-variant="normal" fo:text-transform="none" fo:color="#000000" loext:opacity="100%" style:font-name="verdana" fo:font-size="9pt" fo:letter-spacing="normal" fo:language="en" fo:country="US" fo:font-style="normal" fo:font-weight="normal" officeooo:rsid="00c7e5a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37" style:family="text">
      <style:text-properties fo:font-variant="normal" fo:text-transform="none" fo:color="#000000" loext:opacity="100%" style:font-name="verdana" fo:font-size="9pt" fo:letter-spacing="normal" fo:language="en" fo:country="US" fo:font-style="normal" fo:font-weight="normal" officeooo:rsid="010a34ac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38" style:family="text">
      <style:text-properties officeooo:rsid="011dfb8a"/>
    </style:style>
    <style:style style:name="T139" style:family="text">
      <style:text-properties officeooo:rsid="011e68a8"/>
    </style:style>
    <style:style style:name="T140" style:family="text">
      <style:text-properties officeooo:rsid="01210648"/>
    </style:style>
    <style:style style:name="T141" style:family="text">
      <style:text-properties officeooo:rsid="0125e8a9"/>
    </style:style>
    <style:style style:name="T142" style:family="text">
      <style:text-properties officeooo:rsid="012f17db"/>
    </style:style>
    <style:style style:name="T143" style:family="text">
      <style:text-properties officeooo:rsid="013629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><text:span text:style-name="T95">Bruce Ingalls</text:span><text:span text:style-name="Internet_20_link"><text:span text:style-name="T3"> <text:s text:c="5"/></text:span></text:span><text:span text:style-name="Internet_20_link"><text:span text:style-name="T4"><text:s text:c="3"/></text:span></text:span><text:span text:style-name="Internet_20_link"><text:span text:style-name="T90">New York, NY</text:span></text:span><text:span text:style-name="T1"><text:line-break/></text:span><text:span text:style-name="T93">Full Stack</text:span><text:span text:style-name="T91"> </text:span><text:span text:style-name="T94">Developer</text:span><text:span text:style-name="T91"> of 10+ </text:span><text:span text:style-name="T92">Y</text:span><text:span text:style-name="T91">ears</text:span></text:p>
          </table:table-cell>
          <table:table-cell table:style-name="Table1.B1" office:value-type="string">
            <text:p text:style-name="P34"><text:a xlink:type="simple" xlink:href="mailto:bruce.ingalls@gmail.com" text:style-name="Internet_20_link" text:visited-style-name="Visited_20_Internet_20_Link"><text:span text:style-name="Internet_20_link">bruce . ingalls </text:span></text:a><text:a xlink:type="simple" xlink:href="mailto:bruce.ingalls@gmail.com" text:style-name="Internet_20_link" text:visited-style-name="Visited_20_Internet_20_Link"><text:span text:style-name="Internet_20_link">(at)</text:span></text:a><text:a xlink:type="simple" xlink:href="mailto:bruce.ingalls@gmail.com" text:style-name="Internet_20_link" text:visited-style-name="Visited_20_Internet_20_Link"><text:span text:style-name="Internet_20_link"> gmail</text:span></text:a></text:p>
            <text:p text:style-name="Standard"><text:a xlink:type="simple" xlink:href="http://www.premierpilatesandyoga.us/bruce/" text:style-name="Internet_20_link" text:visited-style-name="Visited_20_Internet_20_Link"><text:span text:style-name="T118">http://premierpilatesandyoga.us/bruce/</text:span></text:a></text:p>
          </table:table-cell>
        </table:table-row>
      </table:table>
      <text:h text:style-name="P70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4">Languages</text:p>
          </table:table-cell>
          <table:table-cell table:style-name="Table8.B1" office:value-type="string">
            <text:p text:style-name="P29">C++<text:span text:style-name="T126">,</text:span> C#, Java, JavaScript, <text:span text:style-name="T141">Perl, </text:span>PHP, <text:span text:style-name="T119">Sass, TypeScript</text:span></text:p>
          </table:table-cell>
        </table:table-row>
        <table:table-row table:style-name="Table8.1">
          <table:table-cell table:style-name="Table8.A1" office:value-type="string">
            <text:p text:style-name="P27">API</text:p>
          </table:table-cell>
          <table:table-cell table:style-name="Table8.B1" office:value-type="string">
            <text:p text:style-name="P31"><text:span text:style-name="T140">author of </text:span>GrahphQL<text:span text:style-name="T140"> &amp;</text:span> ReST <text:span text:style-name="T140">APIs</text:span></text:p>
          </table:table-cell>
        </table:table-row>
        <table:table-row table:style-name="Table8.1">
          <table:table-cell table:style-name="Table8.A3" office:value-type="string">
            <text:p text:style-name="P28">AWS</text:p>
          </table:table-cell>
          <table:table-cell table:style-name="Table8.B3" office:value-type="string">
            <text:p text:style-name="P32">Aurora, Cloudfront, DynamoDB, EC2, RDS, S3</text:p>
          </table:table-cell>
        </table:table-row>
        <table:table-row table:style-name="Table8.1">
          <table:table-cell table:style-name="Table8.A3" office:value-type="string">
            <text:p text:style-name="P25">Database</text:p>
          </table:table-cell>
          <table:table-cell table:style-name="Table8.B3" office:value-type="string">
            <text:p text:style-name="P39"><text:span text:style-name="T135">DBA &amp;</text:span><text:span text:style-name="T134"> ETL</text:span><text:span text:style-name="T135"> of MySQL &amp; other SQL. </text:span><text:span text:style-name="T134">Mongo, </text:span><text:span text:style-name="T136">R</text:span><text:span text:style-name="T137">edis</text:span></text:p>
          </table:table-cell>
        </table:table-row>
        <table:table-row table:style-name="Table8.1">
          <table:table-cell table:style-name="Table8.A1" office:value-type="string">
            <text:p text:style-name="P26">Dev Ops</text:p>
          </table:table-cell>
          <table:table-cell table:style-name="Table8.B1" office:value-type="string">
            <text:p text:style-name="P33">Ansible, <text:span text:style-name="T131">Docker, </text:span>Git, <text:span text:style-name="T139">Nginx, </text:span>Redis, Vagrant</text:p>
          </table:table-cell>
        </table:table-row>
        <table:table-row table:style-name="Table8.1">
          <table:table-cell table:style-name="Table8.A3" office:value-type="string">
            <text:p text:style-name="P24">JavaScript</text:p>
          </table:table-cell>
          <table:table-cell table:style-name="Table8.B3" office:value-type="string">
            <text:p text:style-name="P30">Angular/Ionic, jQuery, Meteor, Node<text:span text:style-name="T132">.js, React, Vue</text:span></text:p>
          </table:table-cell>
        </table:table-row>
      </table:table>
      <text:h text:style-name="P71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Architecture</text:p>
          </table:table-cell>
          <table:table-cell table:style-name="Table5.B1" office:value-type="string">
            <text:p text:style-name="P1"><text:span text:style-name="T115">Reactive </text:span>Single Page App, scale<text:span text:style-name="T115">d to</text:span> update in second<text:span text:style-name="T114">s</text:span></text:p>
          </table:table-cell>
        </table:table-row>
        <table:table-row table:style-name="Table5.1">
          <table:table-cell table:style-name="Table5.A1" office:value-type="string">
            <text:p text:style-name="P12">Back End</text:p>
          </table:table-cell>
          <table:table-cell table:style-name="Table5.B1" office:value-type="string">
            <text:p text:style-name="P4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2">Front End</text:p>
          </table:table-cell>
          <table:table-cell table:style-name="Table5.B3" office:value-type="string">
            <text:p text:style-name="P2"><text:span text:style-name="T126">Mobile-first Ionic</text:span> <text:span text:style-name="T126">over </text:span>ReST <text:span text:style-name="T110">API</text:span>. <text:span text:style-name="T115">CSS frameworks</text:span></text:p>
          </table:table-cell>
        </table:table-row>
        <table:table-row table:style-name="Table5.1">
          <table:table-cell table:style-name="Table5.A1" office:value-type="string">
            <text:p text:style-name="P12">Open Source</text:p>
          </table:table-cell>
          <table:table-cell table:style-name="Table5.B1" office:value-type="string">
            <text:p text:style-name="P40"><text:span text:style-name="T7">Created </text:span><text:span text:style-name="T8">Ubuntu's </text:span><text:span text:style-name="T9">JDK installer; </text:span><text:span text:style-name="T80">code shipping with Linux</text:span></text:p>
          </table:table-cell>
        </table:table-row>
      </table:table>
      <text:h text:style-name="P72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><text:span text:style-name="T142">Ingalls </text:span>C<text:span text:style-name="T138">onsulting</text:span><text:span text:style-name="T142"> Co</text:span></text:p>
          </table:table-cell>
          <table:table-cell table:style-name="Table3.A1" office:value-type="string">
            <text:p text:style-name="P45"><text:span text:style-name="T73">N</text:span><text:span text:style-name="T74">ew York</text:span><text:span text:style-name="T86">, NY</text:span></text:p>
          </table:table-cell>
          <table:table-cell table:style-name="Table3.A1" office:value-type="string">
            <text:p text:style-name="P42"><text:span text:style-name="T79">1</text:span><text:span text:style-name="T75"> year </text:span><text:span text:style-name="T84">20</text:span><text:span text:style-name="T88">20</text:span></text:p>
          </table:table-cell>
        </table:table-row>
      </table:table>
      <text:p text:style-name="P49">Gigs including Laravel for Healthcare client; Java &amp; Vue.js for Media client, building a clean onboarding process</text:p>
      <text:p text:style-name="P7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E<text:span text:style-name="T133">xenta</text:span></text:p>
          </table:table-cell>
          <table:table-cell table:style-name="Table11.A1" office:value-type="string">
            <text:p text:style-name="P14">New York, NY</text:p>
          </table:table-cell>
          <table:table-cell table:style-name="Table11.A1" office:value-type="string">
            <text:p text:style-name="P19"><text:span text:style-name="T112">1 year </text:span>201<text:span text:style-name="T133">9</text:span></text:p>
          </table:table-cell>
        </table:table-row>
        <table:table-row table:style-name="Table11.1">
          <table:table-cell table:style-name="Table11.A2" table:number-columns-spanned="3" office:value-type="string">
            <text:p text:style-name="P23">D<text:span text:style-name="T133">eveloper: PLM Product Lifecycle Management</text:span></text:p>
          </table:table-cell>
          <table:covered-table-cell/>
          <table:covered-table-cell/>
        </table:table-row>
      </table:table>
      <text:p text:style-name="P5"><text:span text:style-name="T103">E</text:span><text:span text:style-name="T102">nvironment</text:span></text:p>
      <text:p text:style-name="P67"><text:span text:style-name="T96">Laravel PHP</text:span><text:span text:style-name="T97"> 7</text:span><text:span text:style-name="T96">, </text:span><text:span text:style-name="T98">B</text:span><text:span text:style-name="T99">ootstrap</text:span><text:span text:style-name="T100">, Docker</text:span><text:span text:style-name="T101">, AWS</text:span></text:p>
      <text:p text:style-name="P36">Experience</text:p>
      <text:p text:style-name="P61"><text:span text:style-name="T49">Exenta brought me on</text:span><text:span text:style-name="T51">,</text:span><text:span text:style-name="T49"> to communicate</text:span><text:span text:style-name="T29"> between our onsite product manager </text:span><text:span text:style-name="T50">and</text:span><text:span text:style-name="T49"> </text:span><text:span text:style-name="T29">our remote consultants. </text:span></text:p>
      <text:p text:style-name="P61"><text:span text:style-name="T29">I h</text:span><text:span text:style-name="T50">elped</text:span><text:span text:style-name="T29"> </text:span><text:span text:style-name="T63">t</text:span><text:span text:style-name="T64">ripl</text:span><text:span text:style-name="T65">e</text:span><text:span text:style-name="T63"> testing </text:span><text:span text:style-name="T64">speeds</text:span><text:span text:style-name="T66">, keeping</text:span><text:span text:style-name="T29"> delivery cycles</text:span><text:span text:style-name="T49"> faster than other departments.</text:span></text:p>
      <text:p text:style-name="P54">Continuous deployment to AWS host</text:p>
      <text:p text:style-name="P5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1"><text:span text:style-name="T142">Ingalls </text:span>C<text:span text:style-name="T138">onsulting</text:span><text:span text:style-name="T142"> Co</text:span></text:p>
          </table:table-cell>
          <table:table-cell table:style-name="Table12.A1" office:value-type="string">
            <text:p text:style-name="P44"><text:span text:style-name="T73">N</text:span><text:span text:style-name="T74">ew York</text:span><text:span text:style-name="T86">, NY</text:span></text:p>
          </table:table-cell>
          <table:table-cell table:style-name="Table12.A1" office:value-type="string">
            <text:p text:style-name="P41"><text:span text:style-name="T78">6</text:span><text:span text:style-name="T75"> years </text:span><text:span text:style-name="T84">201</text:span><text:span text:style-name="T85">2 - 201</text:span><text:span text:style-name="T87">8</text:span></text:p>
          </table:table-cell>
        </table:table-row>
      </table:table>
      <text:p text:style-name="P48">Major Clients</text:p>
      <text:p text:style-name="P46"><text:span text:style-name="T105">Helix</text:span><text:span text:style-name="T107"><text:tab/><text:tab/><text:tab/></text:span><text:span text:style-name="T27">Laravel PHP 7, Vue JS, CasperJS</text:span></text:p>
      <text:p text:style-name="P64"><text:span text:style-name="T19">This online mattress store needed reliability. </text:span><text:span text:style-name="T11">As </text:span><text:span text:style-name="T20">a </text:span><text:span text:style-name="T11">senior lead, I </text:span><text:span text:style-name="T30">i</text:span><text:span text:style-name="T51">ntroduced</text:span><text:span text:style-name="T32"> </text:span><text:span text:style-name="T81">git-flow</text:span><text:span text:style-name="T82">,</text:span><text:span text:style-name="T12"> staging </text:span><text:span text:style-name="T32">&amp;</text:span><text:span text:style-name="T39"> pull requests</text:span><text:span text:style-name="T12">.</text:span></text:p>
      <text:p text:style-name="P65"><text:span text:style-name="T12">I</text:span><text:span text:style-name="T10"> overcame the challenge of lack of unit testability, by creating static analysis &amp; e2e tests.</text:span></text:p>
      <text:p text:style-name="P37"/>
      <text:p text:style-name="P43"><text:span text:style-name="T105">Consumer Reports</text:span><text:span text:style-name="T106"><text:tab/><text:tab/></text:span><text:span text:style-name="T26">Laravel PHP, React JS, TypeScript, Webpack</text:span><text:span text:style-name="T28">, AWS</text:span></text:p>
      <text:p text:style-name="P60"><text:span text:style-name="T21">For</text:span><text:span text:style-name="T18"> the second </text:span><text:span text:style-name="T48">b</text:span><text:span text:style-name="T54">igg</text:span><text:span text:style-name="T18">est magazine in the USA, I helped lead developers &amp; coordinate with devops to deliver a fresh UX, maximizing reliability &amp; performance. </text:span><text:span text:style-name="T38">Environments were d</text:span><text:span text:style-name="T48">eploy</text:span><text:span text:style-name="T38">ed with </text:span><text:span text:style-name="T67">Vagrant &amp; Ansible</text:span><text:span text:style-name="T31">.</text:span></text:p>
      <text:p text:style-name="P55"><text:span text:style-name="T31">R</text:span><text:span text:style-name="T38">eliablity</text:span><text:span text:style-name="T31"> i</text:span><text:span text:style-name="T52">ntroduced</text:span><text:span text:style-name="T31"> TypeScript safety, Phpunit</text:span><text:span text:style-name="T40"> mocks</text:span><text:span text:style-name="T31">,</text:span><text:span text:style-name="T40"> and</text:span><text:span text:style-name="T38"> Bamboo</text:span><text:span text:style-name="T31"> </text:span><text:span text:style-name="T67">C</text:span><text:span text:style-name="T68">ontinuous </text:span><text:span text:style-name="T67">I</text:span><text:span text:style-name="T68">ntegration</text:span><text:span text:style-name="T31">.</text:span></text:p>
      <text:p text:style-name="P62"><text:span text:style-name="T38">P</text:span><text:span text:style-name="T31">erformance i</text:span><text:span text:style-name="T52">ntroduced</text:span><text:span text:style-name="T31"> Webpack,</text:span><text:span text:style-name="T48"> React JS &amp; </text:span><text:span text:style-name="T31">enterprise </text:span><text:span text:style-name="T67">Varnish &amp; Redis</text:span><text:span text:style-name="T31"> caching.</text:span></text:p>
      <text:p text:style-name="P38"/>
      <text:p text:style-name="P10"><text:span text:style-name="T102">Purveyor</text:span><text:span text:style-name="T104"><text:tab/><text:tab/><text:tab/></text:span><text:span text:style-name="T128">Angular</text:span>, <text:span text:style-name="T109">Ionic mobile framework &amp; PHP Laravel / ReST</text:span></text:p>
      <text:p text:style-name="P59"><text:span text:style-name="T17">Purveyor </text:span><text:span text:style-name="T22">was </text:span><text:span text:style-name="T17">kick</text:span><text:span text:style-name="T22">ing</text:span><text:span text:style-name="T17"> off a new market with a friendly</text:span><text:span text:style-name="T13"> </text:span><text:span text:style-name="T17">m</text:span><text:span text:style-name="T13">obile</text:span><text:span text:style-name="T33"> </text:span><text:span text:style-name="T46">site, before PWA became a buz</text:span><text:span text:style-name="T47">z</text:span><text:span text:style-name="T46">word</text:span><text:span text:style-name="T14">.</text:span></text:p>
      <text:p text:style-name="P59"><text:span text:style-name="T56">Work in e</text:span><text:span text:style-name="T55">volving</text:span><text:span text:style-name="T46"> tech </text:span><text:span text:style-name="T56">of</text:span><text:span text:style-name="T46"> </text:span><text:span text:style-name="T71">Ionic, JWT, CORS &amp; O</text:span><text:span text:style-name="T72">A</text:span><text:span text:style-name="T71">uth</text:span><text:span text:style-name="T46"> made this possible. </text:span><text:span text:style-name="T62">S</text:span><text:span text:style-name="T36">et up</text:span><text:span text:style-name="T33"> Redmine</text:span><text:span text:style-name="T46"> </text:span><text:span text:style-name="T62">project </text:span><text:span text:style-name="T36">tracking</text:span><text:span text:style-name="T33">.</text:span></text:p>
      <text:p text:style-name="P50"/>
      <text:p text:style-name="P8"><text:span text:style-name="T102">Play Sports Live</text:span><text:span text:style-name="T104"><text:tab/><text:tab/></text:span>MeteorJS and MongoDB<text:span text:style-name="T117">, Nginx, interaction diagrams</text:span></text:p>
      <text:p text:style-name="P63"><text:span text:style-name="T45">P</text:span><text:span text:style-name="T57">lay Sports needed a clean UX for gamers</text:span><text:span text:style-name="T23"> on a tight schedule, and at scale. </text:span></text:p>
      <text:p text:style-name="P63"><text:span text:style-name="T23">C</text:span><text:span text:style-name="T57">hoosing</text:span><text:span text:style-name="T23"> new MeteorJS tech with a </text:span><text:span text:style-name="T6">Nginx</text:span><text:span text:style-name="T16"> reverse proxy &amp; servers that launch in seconds made this happen.</text:span></text:p>
      <text:p text:style-name="P47"/>
      <text:p text:style-name="P3"><text:span text:style-name="T102">Pearson Publishing</text:span><text:span text:style-name="T104"><text:tab/></text:span>Linux, Apache, MySQL, PHP, MooTools, <text:span text:style-name="T113">Git</text:span></text:p>
      <text:p text:style-name="P58"><text:span text:style-name="T43">This </text:span><text:span text:style-name="T45">M&amp;A financial </text:span><text:span text:style-name="T43">D</text:span><text:span text:style-name="T44">ocument </text:span><text:span text:style-name="T45">M</text:span><text:span text:style-name="T44">anagement</text:span><text:span text:style-name="T45"> S</text:span><text:span text:style-name="T44">ystem</text:span><text:span text:style-name="T15"> needed communication onsite, to </text:span><text:span text:style-name="T43">connect</text:span><text:span text:style-name="T15"> remote consultants. </text:span></text:p>
      <text:p text:style-name="P58"><text:span text:style-name="T15">Beyond soft skills, </text:span><text:span text:style-name="T43">t</text:span><text:span text:style-name="T58">ech like</text:span><text:span text:style-name="T15"> </text:span><text:span text:style-name="T83">Jenkins</text:span><text:span text:style-name="T15"> </text:span><text:span text:style-name="T25">CI </text:span><text:span text:style-name="T15">provide</text:span><text:span text:style-name="T24">d</text:span><text:span text:style-name="T15"> visibility</text:span><text:span text:style-name="T24"> to management</text:span><text:span text:style-name="T15">.</text:span><text:span text:style-name="T16"> Introduced performance tuning.</text:span></text:p>
      <text:p text:style-name="P53"/>
      <text:p text:style-name="P6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Cantor Fitzgerald</text:p>
          </table:table-cell>
          <table:table-cell table:style-name="Table6.A1" office:value-type="string">
            <text:p text:style-name="P15">New York, NY</text:p>
          </table:table-cell>
          <table:table-cell table:style-name="Table6.A1" office:value-type="string">
            <text:p text:style-name="P18"><text:span text:style-name="T112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7"><text:span text:style-name="T130">Developer: E-c</text:span>ommerce<text:span text:style-name="T125"> website</text:span></text:p>
          </table:table-cell>
          <table:covered-table-cell/>
          <table:covered-table-cell/>
        </table:table-row>
      </table:table>
      <text:p text:style-name="P3">E<text:span text:style-name="T102">nvironment</text:span></text:p>
      <text:p text:style-name="P68">LAMP, <text:span text:style-name="T111">Native</text:span> PHP, jQuery, Web Services</text:p>
      <text:p text:style-name="P35">Experience</text:p>
      <text:p text:style-name="P57"><text:span text:style-name="T42">T</text:span><text:span text:style-name="T53">he challenge</text:span><text:span text:style-name="T42"> to modernize 10 year old code for online food deliveries</text:span><text:span text:style-name="T53"> s</text:span><text:span text:style-name="T59">tarted with</text:span><text:span text:style-name="T34"> MVC design pattern</text:span><text:span text:style-name="T53">s</text:span><text:span text:style-name="T42">.</text:span></text:p>
      <text:p text:style-name="P57"><text:span text:style-name="T37">Before Bootstrap existed, I</text:span><text:span text:style-name="T42"> </text:span><text:span text:style-name="T37">i</text:span><text:span text:style-name="T34">nnovated</text:span><text:span text:style-name="T37"> a</text:span><text:span text:style-name="T34"> </text:span><text:span text:style-name="T69">CSS framework</text:span><text:span text:style-name="T34">, nea</text:span><text:span text:style-name="T37">r</text:span><text:span text:style-name="T34">ly predicting a responsive redesign. </text:span></text:p>
      <text:p text:style-name="P57"><text:span text:style-name="T42">D</text:span><text:span text:style-name="T34">atabase optimization</text:span><text:span text:style-name="T42"> &amp; Kcachegrind</text:span><text:span text:style-name="T60"> performance</text:span><text:span text:style-name="T34">. A</text:span><text:span text:style-name="T42">dd</text:span><text:span text:style-name="T34">ed </text:span><text:span text:style-name="T69">ReST API</text:span><text:span text:style-name="T34">s</text:span><text:span text:style-name="T42">:</text:span><text:span text:style-name="T34"> Authorize</text:span><text:span text:style-name="T42">.net</text:span><text:span text:style-name="T34">, StrikeIron</text:span><text:span text:style-name="T42">,</text:span><text:span text:style-name="T34"> </text:span><text:span text:style-name="T42">Noaa </text:span><text:span text:style-name="T34">weather.</text:span></text:p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Adotube</text:p>
          </table:table-cell>
          <table:table-cell table:style-name="Table4.A1" office:value-type="string">
            <text:p text:style-name="P15">New York, NY</text:p>
          </table:table-cell>
          <table:table-cell table:style-name="Table4.A1" office:value-type="string">
            <text:p text:style-name="P16"><text:span text:style-name="T112">1 year </text:span>2008</text:p>
          </table:table-cell>
        </table:table-row>
        <table:table-row table:style-name="Table4.1">
          <table:table-cell table:style-name="Table4.A2" table:number-columns-spanned="3" office:value-type="string">
            <text:p text:style-name="P6"><text:span text:style-name="T129">Consultant: W</text:span>eb video <text:span text:style-name="T125">advertising</text:span></text:p>
          </table:table-cell>
          <table:covered-table-cell/>
          <table:covered-table-cell/>
        </table:table-row>
      </table:table>
      <text:p text:style-name="P3">E<text:span text:style-name="T102">nvironment</text:span></text:p>
      <text:p text:style-name="P68">Linux, Apache, MySQL, PHP, <text:span text:style-name="T127">PhpUnit</text:span> </text:p>
      <text:p text:style-name="P35">Experience</text:p>
      <text:p text:style-name="P56"><text:span text:style-name="T41">Adotube's need for growth </text:span><text:span text:style-name="T61">was met with</text:span><text:span text:style-name="T41"> integrat</text:span><text:span text:style-name="T61">ing</text:span><text:span text:style-name="T41"> </text:span><text:span text:style-name="T61">ReST </text:span><text:span text:style-name="T35">APIs l</text:span><text:span text:style-name="T61">ike</text:span><text:span text:style-name="T35"> Shopping.com and </text:span><text:span text:style-name="T70">Amazon AWS &amp; S3</text:span><text:span text:style-name="T35">. </text:span><text:span text:style-name="T41">E</text:span><text:span text:style-name="T35">mbed</text:span><text:span text:style-name="T41">ded</text:span><text:span text:style-name="T35"> Adobe Flash advertising into the new </text:span><text:span text:style-name="T41">w</text:span><text:span text:style-name="T35">eb </text:span><text:span text:style-name="T41">v</text:span><text:span text:style-name="T35">ideo market.</text:span></text:p>
      <text:h text:style-name="P73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Rochester Institute Of Technology</text:p>
          </table:table-cell>
          <table:table-cell table:style-name="Table2.B2" office:value-type="string">
            <text:p text:style-name="P9">Computer Science</text:p>
          </table:table-cell>
          <table:table-cell table:style-name="Table2.C2" office:value-type="string">
            <text:p text:style-name="P17">Rochester, NY</text:p>
          </table:table-cell>
        </table:table-row>
        <table:table-row table:style-name="Table2.1">
          <table:table-cell table:style-name="Table2.A2" office:value-type="string">
            <text:p text:style-name="P13">State University Of New Paltz</text:p>
          </table:table-cell>
          <table:table-cell table:style-name="Table2.B2" office:value-type="string">
            <text:p text:style-name="P9">B.S. Electrical Engineering</text:p>
          </table:table-cell>
          <table:table-cell table:style-name="Table2.C2" office:value-type="string">
            <text:p text:style-name="P17">New Paltz, NY</text:p>
          </table:table-cell>
        </table:table-row>
      </table:table>
      <text:h text:style-name="P73" text:outline-level="2">COMMUNITY <text:span text:style-name="T108">CONTRIBUTIONS</text:span></text:h>
      <text:list xml:id="list3905102451" text:style-name="WW8Num3">
        <text:list-item>
          <text:p text:style-name="P76"><text:span text:style-name="T120">Lectures</text:span> o<text:span text:style-name="T120">n </text:span>C++<text:span text:style-name="T116">, web development, s</text:span>ecurity <text:span text:style-name="T124">and</text:span> <text:span text:style-name="T120">a</text:span>dministration</text:p>
        </text:list-item>
        <text:list-item>
          <text:p text:style-name="P76"><text:span text:style-name="T122">Open Source</text:span><text:span text:style-name="T121">:</text:span><text:span text:style-name="T123"> Ubuntu Java installer, Linux distros, Apache Log4php</text:span></text:p>
        </text:list-item>
      </text:list>
      <text:h text:style-name="P74" text:outline-level="2"><text:bookmark-start text:name="__DdeLink__430_678728385"/><text:span text:style-name="T2">OTHER</text:span><text:bookmark-end text:name="__DdeLink__430_678728385"/><text:span text:style-name="T89"><text:tab/></text:span><text:span text:style-name="T5">Fluent in German and French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verdana" svg:font-family="verdana, 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Bruce Ingalls</dc:title>
    <meta:initial-creator>temp</meta:initial-creator>
    <meta:creation-date>2008-10-27T18:05:00</meta:creation-date>
    <dc:date>2020-11-04T20:59:52.896624903</dc:date>
    <meta:editing-cycles>350</meta:editing-cycles>
    <meta:editing-duration>P2DT6H39M52S</meta:editing-duration>
    <meta:generator>LibreOffice/7.0.3.1$MacOSX_X86_64 LibreOffice_project/d7547858d014d4cf69878db179d326fc3483e082</meta:generator>
    <meta:print-date>2010-09-06T09:55:48.95</meta:print-date>
    <meta:document-statistic meta:table-count="9" meta:image-count="0" meta:object-count="0" meta:page-count="2" meta:paragraph-count="89" meta:word-count="575" meta:character-count="3790" meta:non-whitespace-character-count="3287"/>
    <meta:user-defined meta:name="Info 1"/>
    <meta:user-defined meta:name="Info 2"/>
    <meta:user-defined meta:name="Info 3"/>
    <meta:user-defined meta:name="Info 4"/>
  </office:meta>
</office:document-meta>
</file>